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" style:family="table">
      <style:table-properties style:width="7.5in" fo:margin-left="0in" fo:margin-top="0in" fo:margin-bottom="0in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3" style:family="table">
      <style:table-properties style:width="7.5in" fo:margin-left="0in" fo:margin-top="0in" fo:margin-bottom="0in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4" style:family="table">
      <style:table-properties style:width="7.5in" fo:margin-left="0in" fo:margin-top="0in" fo:margin-bottom="0in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5" style:family="table">
      <style:table-properties style:width="7.5in" fo:margin-left="0in" fo:margin-top="0in" fo:margin-bottom="0in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6" style:family="table">
      <style:table-properties style:width="7.5in" fo:margin-left="0in" fo:margin-top="0in" fo:margin-bottom="0in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7" style:family="table">
      <style:table-properties style:width="7.5in" fo:margin-left="0in" fo:margin-top="0in" fo:margin-bottom="0in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8" style:family="table">
      <style:table-properties style:width="7.5in" fo:margin-left="0in" fo:margin-top="0in" fo:margin-bottom="0in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9" style:family="table">
      <style:table-properties style:width="7.5in" fo:margin-left="0in" fo:margin-top="0in" fo:margin-bottom="0in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0" style:family="table">
      <style:table-properties style:width="7.5in" fo:margin-left="0in" fo:margin-top="0in" fo:margin-bottom="0in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1" style:family="table">
      <style:table-properties style:width="7.5in" fo:margin-left="0in" fo:margin-top="0in" fo:margin-bottom="0in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2" style:family="table">
      <style:table-properties style:width="7.5in" fo:margin-left="0in" fo:margin-top="0in" fo:margin-bottom="0in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3" style:family="table">
      <style:table-properties style:width="7.5in" fo:margin-left="0in" fo:margin-top="0in" fo:margin-bottom="0in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4" style:family="table">
      <style:table-properties style:width="7.5in" fo:margin-left="0in" fo:margin-top="0in" fo:margin-bottom="0in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5" style:family="table">
      <style:table-properties style:width="7.5in" fo:margin-left="0in" fo:margin-top="0in" fo:margin-bottom="0in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6" style:family="table">
      <style:table-properties style:width="7.5in" fo:margin-left="0in" fo:margin-top="0in" fo:margin-bottom="0in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7" style:family="table">
      <style:table-properties style:width="7.5in" fo:margin-left="0in" fo:margin-top="0in" fo:margin-bottom="0in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8" style:family="table">
      <style:table-properties style:width="7.5in" fo:margin-left="0in" fo:margin-top="0in" fo:margin-bottom="0in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9" style:family="table">
      <style:table-properties style:width="7.5in" fo:margin-left="0in" fo:margin-top="0in" fo:margin-bottom="0in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0" style:family="table">
      <style:table-properties style:width="7.5in" fo:margin-left="0in" fo:margin-top="0in" fo:margin-bottom="0in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1" style:family="table">
      <style:table-properties style:width="7.5in" fo:margin-left="0in" fo:margin-top="0in" fo:margin-bottom="0in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2" style:family="table">
      <style:table-properties style:width="7.5in" fo:margin-left="0in" fo:margin-top="0in" fo:margin-bottom="0in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3" style:family="table">
      <style:table-properties style:width="7.5in" fo:margin-left="0in" fo:margin-top="0in" fo:margin-bottom="0in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4" style:family="table">
      <style:table-properties style:width="7.5in" fo:margin-left="0in" fo:margin-top="0in" fo:margin-bottom="0in" table:align="left"/>
    </style:style>
    <style:style style:name="Table24.A" style:family="table-column">
      <style:table-column-properties style:column-width="7.5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5" style:family="table">
      <style:table-properties style:width="7.5in" fo:margin-left="0in" fo:margin-top="0in" fo:margin-bottom="0in" table:align="left"/>
    </style:style>
    <style:style style:name="Table25.A" style:family="table-column">
      <style:table-column-properties style:column-width="7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6" style:family="table">
      <style:table-properties style:width="7.5in" fo:margin-left="0in" fo:margin-top="0in" fo:margin-bottom="0in" table:align="left"/>
    </style:style>
    <style:style style:name="Table26.A" style:family="table-column">
      <style:table-column-properties style:column-width="7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7" style:family="table">
      <style:table-properties style:width="7.5in" fo:margin-left="0in" fo:margin-top="0in" fo:margin-bottom="0in" table:align="left"/>
    </style:style>
    <style:style style:name="Table27.A" style:family="table-column">
      <style:table-column-properties style:column-width="7.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8" style:family="table">
      <style:table-properties style:width="7.5in" fo:margin-left="0in" fo:margin-top="0in" fo:margin-bottom="0in" table:align="left"/>
    </style:style>
    <style:style style:name="Table28.A" style:family="table-column">
      <style:table-column-properties style:column-width="7.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9" style:family="table">
      <style:table-properties style:width="7.5in" fo:margin-left="0in" fo:margin-top="0in" fo:margin-bottom="0in" table:align="left"/>
    </style:style>
    <style:style style:name="Table29.A" style:family="table-column">
      <style:table-column-properties style:column-width="7.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P1" style:family="paragraph" style:parent-style-name="Standard">
      <style:text-properties style:font-name="Tahoma" style:font-name-asian="Tahoma1" style:font-name-complex="Tahoma1"/>
    </style:style>
    <style:style style:name="P2" style:family="paragraph" style:parent-style-name="Standard">
      <style:text-properties style:font-name="Tahoma" fo:font-weight="bold" style:font-name-asian="Tahoma1" style:font-weight-asian="bold" style:font-name-complex="Tahoma1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ahoma" fo:font-size="18pt" fo:font-weight="bold" style:font-name-asian="Tahoma1" style:font-size-asian="18pt" style:font-weight-asian="bold" style:font-name-complex="Tahoma1" style:font-size-complex="18pt"/>
    </style:style>
    <style:style style:name="T2" style:family="text">
      <style:text-properties style:font-name="Tahoma" fo:font-weight="bold" style:font-name-asian="Tahoma1" style:font-weight-asian="bold" style:font-name-complex="Tahoma1"/>
    </style:style>
    <style:style style:name="T3" style:family="text">
      <style:text-properties style:font-name="Tahoma" style:font-name-asian="Tahoma1" style:font-name-complex="Tahoma1"/>
    </style:style>
    <style:style style:name="T4" style:family="text">
      <style:text-properties fo:color="#1155cc" style:font-name="Tahoma" style:text-underline-style="solid" style:text-underline-width="auto" style:text-underline-color="font-color" style:font-name-asian="Tahoma1" style:font-name-complex="Tahoma1"/>
    </style:style>
    <style:style style:name="T5" style:family="text">
      <style:text-properties fo:color="#cc0000" style:font-name="Tahoma" fo:font-weight="bold" style:font-name-asian="Tahoma1" style:font-weight-asian="bold" style:font-name-complex="Tahom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How to install OSS GPDB from scratch in CentOS 7</text:span></text:p>
      <text:p text:style-name="P1"/>
      <text:p text:style-name="P3"><text:span text:style-name="T2">VMware Tanzu Support<text:line-break/>Staff Product Support Engineer</text:span></text:p>
      <text:p text:style-name="P3"><text:span text:style-name="T2">Oct, 2022 Jack Moon</text:span></text:p>
      <text:p text:style-name="P1"/>
      <text:p text:style-name="Standard"><text:span text:style-name="T3"><text:line-break/></text:span></text:p>
      <text:p text:style-name="Standard"><text:span text:style-name="T2"># Install git to download gpdb source code.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3">$ sudo yum install git -y</text:span></text:p>
          </table:table-cell>
        </table:table-row>
      </table:table>
      <text:p text:style-name="P1"/>
      <text:p text:style-name="P1"/>
      <text:p text:style-name="Standard"><text:span text:style-name="T2"># Clone gpdb source code from github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><text:span text:style-name="T3">$ git clone </text:span><text:a xlink:type="simple" xlink:href="https://github.com/greenplum-db/gpdb" text:style-name="ListLabel_20_1" text:visited-style-name="ListLabel_20_1"><text:span text:style-name="T4">https://github.com/greenplum-db/gpdb</text:span></text:a></text:p>
          </table:table-cell>
        </table:table-row>
      </table:table>
      <text:p text:style-name="P1"/>
      <text:p text:style-name="P1"/>
      <text:p text:style-name="Standard"><text:span text:style-name="T2"># Enter into gpdb source directory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3">$ cd gpdb/</text:span></text:p>
          </table:table-cell>
        </table:table-row>
      </table:table>
      <text:p text:style-name="P1"/>
      <text:p text:style-name="P1"/>
      <text:p text:style-name="Standard"><text:span text:style-name="T2"># Installing development packages to prepare configure and make command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Standard"><text:span text:style-name="T3">$ sudo yum install -y epel-release</text:span></text:p>
            <text:p text:style-name="Standard"><text:span text:style-name="T3">$ sudo yum install -y apr-devel bison bzip2-devel cmake3 flex gcc gcc-c++ krb5-devel libcurl-devel libevent-devel libkadm5 libyaml-devel libxml2-devel libzstd-devel openssl-devel perl-ExtUtils-Embed python3-devel python3-pip readline-devel xerces-c-devel zlib-devel</text:span></text:p>
          </table:table-cell>
        </table:table-row>
      </table:table>
      <text:p text:style-name="P1"/>
      <text:p text:style-name="P1"/>
      <text:p text:style-name="Standard"><text:span text:style-name="T2"># Installing postgresql package to use some libraries.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3">$ sudo yum install -y postgresql postgresql-devel</text:span></text:p>
          </table:table-cell>
        </table:table-row>
      </table:table>
      <text:p text:style-name="P2"/>
      <text:p text:style-name="P2"/>
      <text:p text:style-name="Standard"><text:span text:style-name="T2"># Install extra Python modules to prepare development for gpdb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3">$ sudo pip3 install -r python-dependencies.txt</text:span></text:p>
          </table:table-cell>
        </table:table-row>
      </table:table>
      <text:p text:style-name="P2"/>
      <text:p text:style-name="P2"/>
      <text:p text:style-name="Standard"><text:span text:style-name="T2"># Adjust the values of relevant kernel parameters for gpdb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<text:span text:style-name="T3">$ sudo tee -a /etc/sysctl.conf &lt;&lt; EOF</text:span></text:p>
            <text:p text:style-name="Standard"><text:span text:style-name="T3">kernel.shmmax = 5000000000000</text:span></text:p>
            <text:p text:style-name="Standard"><text:span text:style-name="T3">kernel.shmmni = 32768</text:span></text:p>
            <text:p text:style-name="Standard"><text:span text:style-name="T3">kernel.shmall = 40000000000</text:span></text:p>
            <text:p text:style-name="Standard"><text:span text:style-name="T3">kernel.sem = 1000 32768000 1000 32768</text:span></text:p>
            <text:p text:style-name="Standard"><text:span text:style-name="T3">kernel.msgmnb = 1048576</text:span></text:p>
            <text:p text:style-name="Standard"><text:span text:style-name="T3">kernel.msgmax = 1048576</text:span></text:p>
            <text:p text:style-name="Standard"><text:span text:style-name="T3">kernel.msgmni = 32768</text:span></text:p>
            <text:p text:style-name="Standard"><text:span text:style-name="T3">net.core.netdev_max_backlog = 80000</text:span></text:p>
            <text:p text:style-name="Standard"><text:span text:style-name="T3">net.core.rmem_default = 2097152</text:span></text:p>
            <text:p text:style-name="Standard"><text:span text:style-name="T3">net.core.rmem_max = 16777216</text:span></text:p>
            <text:p text:style-name="Standard"><text:span text:style-name="T3">net.core.wmem_max = 16777216</text:span></text:p>
            <text:p text:style-name="Standard"><text:span text:style-name="T3">vm.overcommit_memory = 2</text:span></text:p>
            <text:p text:style-name="Standard"><text:span text:style-name="T3">vm.overcommit_ratio = 95</text:span></text:p>
            <text:p text:style-name="Standard"><text:span text:style-name="T3">EOF</text:span></text:p>
          </table:table-cell>
        </table:table-row>
      </table:table>
      <text:p text:style-name="P1"/>
      <text:p text:style-name="P1"/>
      <text:p text:style-name="Standard"><text:span text:style-name="T2"># Apply new kernel parameters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Standard"><text:span text:style-name="T3">$ sudo sysctl -p</text:span></text:p>
          </table:table-cell>
        </table:table-row>
      </table:table>
      <text:p text:style-name="P1"/>
      <text:p text:style-name="P1"/>
      <text:p text:style-name="Standard"><text:span text:style-name="T2"># Apply the values of ulimit for max number of files and max number of process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Standard"><text:span text:style-name="T3">$ sudo mkdir -p /etc/security/limits.d</text:span></text:p>
            <text:p text:style-name="Standard"><text:span text:style-name="T3">$ sudo tee -a /etc/security/limits.d/90-greenplum.conf &lt;&lt; EOF</text:span></text:p>
            <text:p text:style-name="Standard"><text:span text:style-name="T3">* soft nofile 1048576</text:span></text:p>
            <text:p text:style-name="Standard"><text:span text:style-name="T3">* hard nofile 1048576</text:span></text:p>
            <text:p text:style-name="Standard"><text:span text:style-name="T3">* soft nproc 1048576</text:span></text:p>
            <text:p text:style-name="Standard"><text:span text:style-name="T3">* hard nproc 1048576</text:span></text:p>
            <text:p text:style-name="Standard"><text:span text:style-name="T3">EOF</text:span></text:p>
            <text:p text:style-name="P1"/>
            <text:p text:style-name="Standard"><text:span text:style-name="T3">$ ulimit -n 65536 65536</text:span></text:p>
          </table:table-cell>
        </table:table-row>
      </table:table>
      <text:p text:style-name="P1"/>
      <text:p text:style-name="P1"/>
      <text:p text:style-name="Standard"><text:span text:style-name="T2"># Install packages from “Development tools” group &amp; toolchain to use higher version of gcc, g++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Standard"><text:span text:style-name="T3">$ sudo yum groupinstall "Development tools" -y</text:span></text:p>
            <text:p text:style-name="Standard"><text:span text:style-name="T3">$ sudo yum install -y centos-release-scl</text:span></text:p>
            <text:p text:style-name="Standard"><text:span text:style-name="T3">$ sudo yum install -y devtoolset-7-toolchain</text:span></text:p>
            <text:p text:style-name="Standard"><text:span text:style-name="T3">$ sudo yum install -y python-devel python2-psutil</text:span></text:p>
          </table:table-cell>
        </table:table-row>
      </table:table>
      <text:p text:style-name="P1"/>
      <text:p text:style-name="P1"/>
      <text:p text:style-name="Standard"><text:span text:style-name="T2"># Change base directory into devtoolset to use higher version of gcc, g++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Standard"><text:span text:style-name="T3">$ echo 'source scl_source enable devtoolset-7' &gt;&gt; ~/.bashrc</text:span></text:p>
            <text:p text:style-name="Standard"><text:span text:style-name="T3">$ source ~/.bashrc</text:span></text:p>
          </table:table-cell>
        </table:table-row>
      </table:table>
      <text:p text:style-name="P1"/>
      <text:p text:style-name="P1"/>
      <text:p text:style-name="Standard"><text:span text:style-name="T2"># Initialize and update submodules in the repository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Standard"><text:span text:style-name="T3">$ git submodule update --init</text:span></text:p>
          </table:table-cell>
        </table:table-row>
      </table:table>
      <text:p text:style-name="P1"/>
      <text:p text:style-name="Standard"><text:soft-page-break/><text:span text:style-name="T2"># Configure build environment to install at /usr/local/gpdb. Using –enable-debug intend to create gp_inject_falut extension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Standard"><text:span text:style-name="T3">$ ./configure --with-perl --with-python --with-libxml --enable-debug --with-gssapi --prefix=/usr/local/greenplum-db</text:span></text:p>
          </table:table-cell>
        </table:table-row>
      </table:table>
      <text:p text:style-name="P1"/>
      <text:p text:style-name="P1"/>
      <text:p text:style-name="Standard"><text:span text:style-name="T2"># Compile and install gpdb binaries and libraries.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Standard"><text:span text:style-name="T3">$ sudo make -j8 &amp;&amp; sudo make -j8 install</text:span></text:p>
          </table:table-cell>
        </table:table-row>
      </table:table>
      <text:p text:style-name="P1"/>
      <text:p text:style-name="P1"/>
      <text:p text:style-name="Standard"><text:span text:style-name="T2"># Bring in greenplum environment into your running shell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Standard"><text:span text:style-name="T3">$ source /usr/local/greenplum-db/greenplum_path.sh</text:span></text:p>
          </table:table-cell>
        </table:table-row>
      </table:table>
      <text:p text:style-name="P1"/>
      <text:p text:style-name="P1"/>
      <text:p text:style-name="Standard"><text:span text:style-name="T2"># Start demo cluster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Standard"><text:span text:style-name="T3">$ make create-demo-cluster</text:span></text:p>
            <text:p text:style-name="Standard"><text:span text:style-name="T3"># (gpdemo-env.sh contains __PGPORT__ and __MASTER_DATA_DIRECTORY__ values)</text:span></text:p>
          </table:table-cell>
        </table:table-row>
      </table:table>
      <text:p text:style-name="P1"/>
      <text:p text:style-name="P1"/>
      <text:p text:style-name="Standard"><text:span text:style-name="T2"># Connect database with psql command and run query to create extension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Standard"><text:span text:style-name="T3">$ psql -p 7000 -d postgres</text:span></text:p>
            <text:p text:style-name="Standard"><text:span text:style-name="T3">psql (12beta2)</text:span></text:p>
            <text:p text:style-name="Standard"><text:span text:style-name="T3">Type "help" for help.</text:span></text:p>
            <text:p text:style-name="P1"/>
            <text:p text:style-name="Standard"><text:span text:style-name="T3">postgres=# select version();</text:span></text:p>
            <text:p text:style-name="Standard"><text:span text:style-name="T3"><text:s text:c="98"/>version</text:span></text:p>
            <text:p text:style-name="P1"/>
            <text:p text:style-name="Standard"><text:span text:style-name="T3">-------------------------------------------------------------------------------------------------------------</text:span></text:p>
            <text:p text:style-name="Standard"><text:span text:style-name="T3">-----------------------------------------------------------------------------------------------</text:span></text:p>
            <text:p text:style-name="Standard"><text:span text:style-name="T3"><text:s/>PostgreSQL 12beta2 (Greenplum Database 7.0.0-alpha.0+dev.15885.g4fda671 build dev) on x86_64-pc-linux-gnu, c</text:span></text:p>
            <text:p text:style-name="Standard"><text:span text:style-name="T3">ompiled by gcc (GCC) 7.3.1 20180303 (Red Hat 7.3.1-5), 64-bit compiled on Oct 27 2022 01:23:21</text:span></text:p>
            <text:p text:style-name="Standard"><text:span text:style-name="T3">(1 row)</text:span></text:p>
            <text:p text:style-name="P1"/>
            <text:p text:style-name="Standard"><text:span text:style-name="T3">postgres=# create extension gp_inject_fault; <text:s text:c="2"/># It’s only worked at GPDB 7.0.0-alpha.0 and later</text:span></text:p>
          </table:table-cell>
        </table:table-row>
      </table:table>
      <text:p text:style-name="P1"/>
      <text:p text:style-name="Standard"><text:span text:style-name="T3"><text:line-break/></text:span><text:span text:style-name="T2"># Apply variables for gpdb demo environment to run gpstop and gpstart.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Standard"><text:span text:style-name="T3">$ source gpAux/gpdemo/gpdemo-env.sh</text:span></text:p>
          </table:table-cell>
        </table:table-row>
      </table:table>
      <text:p text:style-name="P1"/>
      <text:p text:style-name="Standard"><text:span text:style-name="T3"><text:line-break/></text:span></text:p>
      <text:p text:style-name="Standard"><text:span text:style-name="T2"># Stop gpdb service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Standard"><text:span text:style-name="T3">$ gpstop -a</text:span></text:p>
          </table:table-cell>
        </table:table-row>
      </table:table>
      <text:p text:style-name="P1"/>
      <text:p text:style-name="P1"/>
      <text:p text:style-name="Standard"><text:span text:style-name="T2"># Clean all binary compiled and configure status.</text:span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Standard"><text:span text:style-name="T3">$ sudo make distclean</text:span></text:p>
          </table:table-cell>
        </table:table-row>
      </table:table>
      <text:p text:style-name="P1"/>
      <text:p text:style-name="P1"/>
      <text:p text:style-name="Standard"><text:span text:style-name="T2"># The following command might need to run if force you to redo</text:span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Standard"><text:span text:style-name="T3">$ git clean -dfx</text:span></text:p>
          </table:table-cell>
        </table:table-row>
      </table:table>
      <text:p text:style-name="P1"/>
      <text:p text:style-name="P1"/>
      <text:p text:style-name="Standard"><text:span text:style-name="T2"># Ignore this command, it only download new data from repository and not integrate any into working files. 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Standard"><text:span text:style-name="T3">$ git fetch</text:span></text:p>
          </table:table-cell>
        </table:table-row>
      </table:table>
      <text:p text:style-name="P1"/>
      <text:p text:style-name="P1"/>
      <text:p text:style-name="Standard"><text:span text:style-name="T5"># Checkout other version of GPDB to install new version.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Standard"><text:span text:style-name="T3">$ git checkout 6.21.1</text:span></text:p>
          </table:table-cell>
        </table:table-row>
      </table:table>
      <text:p text:style-name="P1"/>
      <text:p text:style-name="P1"/>
      <text:p text:style-name="Standard"><text:span text:style-name="T5"># Use the below command if you want to return the initial version downloaded from gpdb github. </text:span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Standard"><text:span text:style-name="T3">$ git checkout main</text:span></text:p>
          </table:table-cell>
        </table:table-row>
      </table:table>
      <text:p text:style-name="P1"/>
      <text:p text:style-name="P1"/>
      <text:p text:style-name="Standard"><text:span text:style-name="T2"># Configure build environment to install at /usr/local/gpdb</text:span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Standard"><text:span text:style-name="T3">$ ./configure --with-perl --with-python --with-libxml --enable-debug –enable-debug-extensions ( for 6.x ) --with-gssapi --prefix=/usr/local/greenplum-db</text:span></text:p>
          </table:table-cell>
        </table:table-row>
      </table:table>
      <text:p text:style-name="P1"/>
      <text:p text:style-name="P1"/>
      <text:p text:style-name="Standard"><text:span text:style-name="T2"># Compile and install gpdb binary and library</text:span>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Standard"><text:span text:style-name="T3">$ sudo make -j8 &amp;&amp; sudo make -j8 install</text:span></text:p>
          </table:table-cell>
        </table:table-row>
      </table:table>
      <text:p text:style-name="P1"/>
      <text:p text:style-name="P1"><text:soft-page-break/></text:p>
      <text:p text:style-name="Standard"><text:span text:style-name="T2"># Bring in greenplum environment into your running shell</text:span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Standard"><text:span text:style-name="T3">$ source /usr/local/greenplum-db/greenplum_path.sh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Standard"><text:span text:style-name="T2"># Start demo cluster</text:span>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Standard"><text:span text:style-name="T3">$ make create-demo-cluster</text:span></text:p>
            <text:p text:style-name="Standard"><text:span text:style-name="T3"># (gpdemo-env.sh contains __PGPORT__ and __MASTER_DATA_DIRECTORY__ values)</text:span></text:p>
          </table:table-cell>
        </table:table-row>
      </table:table>
      <text:p text:style-name="P1"/>
      <text:p text:style-name="P1"/>
      <text:p text:style-name="Standard"><text:span text:style-name="T2"># Connect database and check version</text:span>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Standard"><text:span text:style-name="T3">$ psql -p 6000 -d postgres</text:span></text:p>
            <text:p text:style-name="Standard"><text:span text:style-name="T3">psql (9.4.26)</text:span></text:p>
            <text:p text:style-name="Standard"><text:span text:style-name="T3">Type "help" for help.</text:span></text:p>
            <text:p text:style-name="P1"/>
            <text:p text:style-name="Standard"><text:span text:style-name="T3">postgres=# select version();</text:span></text:p>
            <text:p text:style-name="Standard"><text:span text:style-name="T3"><text:s text:c="87"/>Version</text:span></text:p>
            <text:p text:style-name="Standard"><text:span text:style-name="T3">--------------------------------------------------------------------------------------------------------------------------------------------------------------------------------------</text:span></text:p>
            <text:p text:style-name="Standard"><text:span text:style-name="T3"><text:s/>PostgreSQL 9.4.26 (Greenplum Database 6.21.1 build dev) on x86_64-unknown-linux-gnu, compiled by gcc (GCC) 7.3.1 20180303 (Red Hat 7.3.1-5), 64-bit compiled on Oct 27 2022 11:54:43</text:span></text:p>
            <text:p text:style-name="Standard"><text:span text:style-name="T3">(1 row)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font-name="Tahoma" fo:font-family="Tahoma" style:font-family-generic="roman" style:font-pitch="variable" style:text-underline-style="solid" style:text-underline-width="auto" style:text-underline-color="font-color" style:font-name-asian="Tahoma1" style:font-family-asian="Tahoma" style:font-family-generic-asian="system" style:font-pitch-asian="variable" style:font-name-complex="Tahoma1" style:font-family-complex="Tahoma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9" meta:image-count="0" meta:object-count="0" meta:page-count="3" meta:paragraph-count="108" meta:word-count="697" meta:character-count="5213" meta:non-whitespace-character-count="4441"/>
    <meta:generator>LibreOfficeDev/6.0.5.2$Linux_X86_64 LibreOffice_project/</meta:generator>
  </office:meta>
</office:document-meta>
</file>